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ES"/>
    </style:style>
    <style:style style:name="P23" style:parent-style-name="Standard" style:family="paragraph">
      <style:text-properties fo:language="es" fo:country="ES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ES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ES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ES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language="es" fo:country="ES"/>
    </style:style>
    <style:style style:name="P38" style:parent-style-name="TableContents" style:family="paragraph">
      <style:text-properties fo:language="es" fo:country="ES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es" fo:country="ES"/>
    </style:style>
    <style:style style:name="P45" style:parent-style-name="TableContents" style:family="paragraph">
      <style:text-properties fo:language="es" fo:country="ES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es" fo:country="ES"/>
    </style:style>
    <style:style style:name="P52" style:parent-style-name="TableContents" style:family="paragraph">
      <style:text-properties fo:language="es" fo:country="ES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es" fo:country="ES"/>
    </style:style>
    <style:style style:name="P59" style:parent-style-name="TableContents" style:family="paragraph">
      <style:text-properties fo:language="es" fo:country="ES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es" fo:country="ES"/>
    </style:style>
    <style:style style:name="P66" style:parent-style-name="TableContents" style:family="paragraph">
      <style:text-properties fo:language="es" fo:country="ES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es" fo:country="ES"/>
    </style:style>
    <style:style style:name="P78" style:parent-style-name="TableContents" style:family="paragraph">
      <style:text-properties fo:language="es" fo:country="ES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es" fo:country="ES"/>
    </style:style>
    <style:style style:name="P85" style:parent-style-name="TableContents" style:family="paragraph">
      <style:text-properties fo:language="es" fo:country="ES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ES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language="es" fo:country="ES"/>
    </style:style>
    <style:style style:name="P93" style:parent-style-name="TableContents" style:family="paragraph">
      <style:text-properties fo:language="es" fo:country="ES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ES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  <style:text-properties fo:language="es" fo:country="ES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P106" style:parent-style-name="Standard" style:family="paragraph">
      <style:text-properties fo:language="es" fo:country="ES"/>
    </style:style>
    <style:style style:name="P107" style:parent-style-name="Standard" style:family="paragraph">
      <style:text-properties fo:language="es" fo:country="ES"/>
    </style:style>
    <style:style style:name="P108" style:parent-style-name="Standard" style:family="paragraph">
      <style:text-properties style:font-name="Calibri" fo:color="#000000" fo:font-size="26pt" style:font-size-asian="26pt" fo:language="es" fo:country="ES"/>
    </style:style>
    <style:style style:name="P109" style:parent-style-name="Standard" style:family="paragraph">
      <style:text-properties style:font-name="Calibri" fo:color="#000000" fo:font-size="14pt" style:font-size-asian="14pt" style:font-size-complex="13pt" fo:language="es" fo:country="ES"/>
    </style:style>
    <style:style style:name="P110" style:parent-style-name="Standard" style:family="paragraph">
      <style:text-properties style:font-name="Calibri" fo:color="#000000" fo:font-size="14pt" style:font-size-asian="14pt" style:font-size-complex="13pt" fo:language="es" fo:country="ES"/>
    </style:style>
    <style:style style:name="P111" style:parent-style-name="Standard" style:family="paragraph">
      <style:text-properties style:font-name="Calibri" fo:color="#000000" fo:font-size="14pt" style:font-size-asian="14pt" style:font-size-complex="13pt" fo:language="es" fo:country="ES"/>
    </style:style>
    <style:style style:name="P112" style:parent-style-name="Standard" style:family="paragraph">
      <style:text-properties style:font-name="Calibri" fo:color="#000000" fo:font-size="14pt" style:font-size-asian="14pt" style:font-size-complex="13pt" fo:language="es" fo:country="ES"/>
    </style:style>
    <style:style style:name="P113" style:parent-style-name="Standard" style:family="paragraph">
      <style:text-properties style:font-name="Calibri" fo:color="#000000" fo:font-size="14pt" style:font-size-asian="14pt" style:font-size-complex="13pt" fo:language="es" fo:country="ES"/>
    </style:style>
    <style:style style:name="P114" style:parent-style-name="Standard" style:family="paragraph">
      <style:text-properties style:font-name="Calibri" fo:color="#000000" fo:font-size="26pt" style:font-size-asian="26pt" fo:language="es" fo:country="ES"/>
    </style:style>
    <style:style style:name="P115" style:parent-style-name="Standard" style:family="paragraph">
      <style:text-properties style:font-name="Calibri" fo:color="#000000" fo:font-size="26pt" style:font-size-asian="26pt" fo:language="es" fo:country="ES"/>
    </style:style>
    <style:style style:name="P116" style:parent-style-name="Standard" style:family="paragraph">
      <style:text-properties style:font-name="Calibri" fo:color="#000000" fo:font-size="26pt" style:font-size-asian="26pt" fo:language="es" fo:country="ES"/>
    </style:style>
    <style:style style:name="P117" style:parent-style-name="Standard" style:family="paragraph">
      <style:text-properties style:font-name="Calibri" fo:color="#000000" fo:font-size="26pt" style:font-size-asian="26pt" fo:language="es" fo:country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TISTA GARCÍA EDGAR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ESTRUCTURAS DE DATOS Y ALGORITMOS II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5</text:p>
          </table:table-cell>
        </table:table-row>
        <table:table-row table:style-name="TableRow53">
          <table:table-cell table:style-name="TableCell54">
            <text:p text:style-name="P55"/>
            <text:p text:style-name="P56">No de<text:s/>Práctica(s):</text:p>
          </table:table-cell>
          <table:table-cell table:style-name="TableCell57">
            <text:p text:style-name="P58"/>
            <text:p text:style-name="P59">03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GÓMEZ LUNA ALEJANDRO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  <text:p text:style-name="P78">16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20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1/SEPTIEMBRE/2019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/>
      <text:p text:style-name="P107"/>
      <text:p text:style-name="P108"><text:tab/><text:tab/><text:tab/><text:tab/><text:tab/>CALIFICACIÓN: __________</text:p>
      <text:soft-page-break/>
      <text:p text:style-name="P109">Objetivo de la<text:s/>práctica</text:p>
      <text:p text:style-name="P110"/>
      <text:p text:style-name="P111">Desarrollo</text:p>
      <text:p text:style-name="P112"/>
      <text:p text:style-name="P113">Conclusiones</text:p>
      <text:p text:style-name="P114"/>
      <text:p text:style-name="P115"/>
      <text:p text:style-name="P116"/>
      <text:p text:style-name="P11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Alejandro Gomez L.</dc:creator>
    <meta:creation-date>2017-02-02T00:09:00Z</meta:creation-date>
    <dc:date>2019-09-15T16:34:00Z</dc:date>
    <meta:template xlink:href="Normal" xlink:type="simple"/>
    <meta:editing-cycles>12</meta:editing-cycles>
    <meta:editing-duration>PT3180S</meta:editing-duration>
    <meta:document-statistic meta:page-count="2" meta:paragraph-count="1" meta:word-count="81" meta:character-count="529" meta:row-count="3" meta:non-whitespace-character-count="449"/>
  </office:meta>
</office:document-meta>
</file>